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8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SALMIST EXHORTS ISRAEL TO REJOICE (81:1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SALMIST EXHORTS ISRAEL TO REJOICE (81:1-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ow? (81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en? (81:3-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81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PSALMIST EXHORTS ISRAEL TO REJOICE (81:1-4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PSALMIST EXHORTS ISRAEL TO REMEMBER (81:5-16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PSALMIST EXHORTS ISRAEL TO REMEMBER (81:5-16)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What God has already done (81:5-7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What God has already done (81:5-7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e brought them out of Egypt (81:5-6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 brought them through the desert (81:7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PSALMIST EXHORTS ISRAEL TO REMEMBER (81:5-16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What God has already done (81:5-7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What God desires to do (81:8-16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-title-Title-Slide" presentation:presentation-page-layout-name="Master1-PPL1" draw:id="Slide-262">
        <draw:frame draw:id="id95" presentation:style-name="a514" draw:name="Title 1" svg:x="1.38in" svg:y="0.83in" svg:width="10.3in" svg:height="4.42in" presentation:class="title" presentation:placeholder="false">
          <draw:text-box>
            <text:p text:style-name="a513" text:class-names="" text:cond-style-name=""><text:span text:style-name="a511" text:class-names=""><text:s text:c="1"/>What God desires to do (81:8-16)<text:s text:c="1"/></text:span><text:span text:style-name="a512" text:class-names=""/></text:p>
          </draw:text-box>
          <svg:title/>
          <svg:desc/>
        </draw:frame>
        <draw:frame draw:id="id96" presentation:style-name="a519" draw:name="Subtitle 2" svg:x="1.38in" svg:y="5.25in" svg:width="10.3in" svg:height="1.85in" presentation:class="subtitle" presentation:placeholder="false">
          <draw:text-box>
            <text:p text:style-name="a516" text:class-names="" text:cond-style-name=""><text:span text:style-name="a515" text:class-names=""><text:s text:c="1"/>If they will listen and obey (81:8-10, 16)<text:s text:c="1"/></text:span></text:p>
            <text:p text:style-name="a518" text:class-names="" text:cond-style-name=""><text:span text:style-name="a517" text:class-names=""/></text:p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If they will listen and obey (81:8-10, 16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Fill their lives with blessing (81:10, 16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Subdue their enemies (81:13-15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What God desires to do (81:8-16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If they will listen and obey (81:8-10, 16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If they do not listen (81:11-12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THE PSALMIST EXHORTS ISRAEL TO REMEMBER (81:5-16)<text:s text:c="1"/></text:span><text:span text:style-name="a552" text:class-names=""/></text:p>
          </draw:text-box>
          <svg:title/>
          <svg:desc/>
        </draw:frame>
        <draw:frame draw:id="id102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What God has already done (81:5-7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What God desires to do (81:8-16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PSALM 81<text:s text:c="1"/></text:span><text:span text:style-name="a567" text:class-names=""/></text:p>
          </draw:text-box>
          <svg:title/>
          <svg:desc/>
        </draw:frame>
        <draw:frame draw:id="id104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THE PSALMIST EXHORTS ISRAEL TO REJOICE (81:1-4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THE PSALMIST EXHORTS ISRAEL TO REMEMBER (81:5-16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81 </dc:title>
    <meta:initial-creator>David STRICKLAND</meta:initial-creator>
    <dc:creator>David STRICKLAND</dc:creator>
    <meta:creation-date>2020-02-22T19:33:47Z</meta:creation-date>
    <dc:date>2020-02-22T19:33:47Z</dc:date>
    <meta:template xlink:href="BibleStudy" xlink:type="simple"/>
    <meta:editing-cycles>1</meta:editing-cycles>
    <meta:editing-duration>PT0S</meta:editing-duration>
    <meta:document-statistic meta:paragraph-count="30" meta:word-count="254"/>
  </office:meta>
</office:document-meta>
</file>